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position="super 58%"/>
    </style:style>
    <style:style style:name="P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officeooo:paragraph-rsid="000383ae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paragraph-rsid="000383ae"/>
    </style:style>
    <style:style style:name="P5" style:family="paragraph" style:parent-style-name="Standard">
      <style:text-properties fo:font-size="14pt" style:text-underline-style="solid" style:text-underline-width="auto" style:text-underline-color="font-color" officeooo:paragraph-rsid="000383ae" style:font-size-asian="14pt" style:font-size-complex="14pt"/>
    </style:style>
    <style:style style:name="P6" style:family="paragraph" style:parent-style-name="Standard" style:list-style-name="L1">
      <style:text-properties fo:font-weight="normal" style:font-weight-asian="normal" style:font-weight-complex="normal"/>
    </style:style>
    <style:style style:name="P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style:text-underline-style="none" fo:font-weight="normal" officeooo:paragraph-rsid="000383ae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style:text-underline-style="none" fo:font-weight="normal" officeooo:rsid="001bc0d8" officeooo:paragraph-rsid="000383ae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ize="12pt" style:text-underline-style="none" officeooo:paragraph-rsid="000383ae" style:font-size-asian="12pt" style:font-size-complex="12pt"/>
    </style:style>
    <style:style style:name="P12" style:family="paragraph" style:parent-style-name="Header">
      <style:text-properties fo:font-style="italic" officeooo:paragraph-rsid="000383ae" style:font-style-asian="italic" style:font-style-complex="italic"/>
    </style:style>
    <style:style style:name="P13" style:family="paragraph" style:parent-style-name="Footer">
      <style:text-properties officeooo:paragraph-rsid="000383ae"/>
    </style:style>
    <style:style style:name="T1" style:family="text">
      <style:text-properties officeooo:rsid="001ca730"/>
    </style:style>
    <style:style style:name="T2" style:family="text">
      <style:text-properties officeooo:rsid="001bc0d8"/>
    </style:style>
    <style:style style:name="T3" style:family="text">
      <style:text-properties officeooo:rsid="000383a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383ae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NUTES</text:p>
      <text:p text:style-name="P4"/>
      <text:p text:style-name="P4">Project Title: Group 12 Project</text:p>
      <text:p text:style-name="P4">Meeting Purpose: <text:span text:style-name="T3">Design specification role assignment</text:span></text:p>
      <text:p text:style-name="P4">People Present: <text:span text:style-name="T3">anp28, srp11, thw10, fik, alh32, lps1, dpb1</text:span></text:p>
      <text:p text:style-name="P4">Location: <text:span text:style-name="T3">319 – Physical Sciences Building</text:span></text:p>
      <text:p text:style-name="P4">Date: <text:span text:style-name="T3">19</text:span>/11/<text:span text:style-name="T1">20</text:span>13</text:p>
      <text:p text:style-name="P4">Circulation list: All project members</text:p>
      <text:p text:style-name="P4">Author of the minutes: Filip Kunkiewicz</text:p>
      <text:p text:style-name="P4">Date the minutes were produced: <text:span text:style-name="T3">19</text:span>/11/<text:span text:style-name="T2">20</text:span>13</text:p>
      <text:p text:style-name="P4">Version: 1.<text:span text:style-name="T3">1</text:span></text:p>
      <text:p text:style-name="P1"/>
      <text:p text:style-name="Standard"/>
      <text:p text:style-name="P5">Matters Arising</text:p>
      <text:p text:style-name="Standard"/>
      <text:p text:style-name="Standard"><text:tab/><text:span text:style-name="T3">None.</text:span></text:p>
      <text:p text:style-name="Standard"><text:span text:style-name="T3"/></text:p>
      <text:p text:style-name="P5">New Business</text:p>
      <text:p text:style-name="P5"/>
      <text:list xml:id="list1975761501546597035" text:style-name="L1">
        <text:list-item>
          <text:p text:style-name="P6">Design Spec<text:span text:style-name="T3">ification – </text:span>Roles are being assigned. </text:p>
        </text:list-item>
      </text:list>
      <text:p text:style-name="P2"><text:tab/><text:span text:style-name="T6">ACTION: </text:span><text:span text:style-name="T7">srp11</text:span><text:span text:style-name="T6"> – Programs in System descriptions</text:span></text:p>
      <text:p text:style-name="P7"><text:tab/>ACTION: <text:span text:style-name="T3">alh32</text:span> – Table mapping of requirements</text:p>
      <text:p text:style-name="P7"><text:tab/>ACTION: <text:span text:style-name="T3">dpb1 </text:span>– Class diagrams for Android and start Dependency descriptions</text:p>
      <text:p text:style-name="P7"><text:tab/>ACTION: <text:span text:style-name="T3">fik </text:span>– Speak to <text:span text:style-name="T3">N</text:span>igel about web PHP and “Detailed Design”.</text:p>
      <text:p text:style-name="P7"><text:tab/>ACTION: <text:s/><text:span text:style-name="T3">lot15 </text:span>– Write up javaDoc style comments – Interface description. </text:p>
      <text:p text:style-name="P7"><text:tab/>ACTION: <text:span text:style-name="T3">fik</text:span>– Update project plan to cover any changes made. (Pages have changed.)</text:p>
      <text:p text:style-name="P7"><text:tab/>ACTION: <text:span text:style-name="T3">fik</text:span>– Email Chris Price to explain that we find section “Detailed Design” <text:tab/>unclear and wish for an example to be written. </text:p>
      <text:p text:style-name="P7"><text:tab/>ACTION: <text:span text:style-name="T3">dpb1, lot15</text:span> – Discuss prototype 4pm Wednesday at the Orchard.</text:p>
      <text:p text:style-name="P2"/>
      <text:p text:style-name="P2"/>
      <text:p text:style-name="P5">AOB</text:p>
      <text:p text:style-name="P11"/>
      <text:p text:style-name="P9"><text:s text:c="2"/><text:span text:style-name="T6"><text:s text:c="4"/>None.</text:span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10"><text:a xlink:type="simple" xlink:href="mailto:Fik@aber.ac.uk"><text:span text:style-name="T6">Fik@aber.ac.uk</text:span></text:a><text:span text:style-name="T6"> 1</text:span><text:span text:style-name="T7">9</text:span><text:span text:style-name="T6">/11/20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paragraph-rsid="000383ae" style:font-style-asian="italic" style:font-style-complex="italic"/>
    </style:style>
    <style:style style:name="MP2" style:family="paragraph" style:parent-style-name="Footer">
      <style:text-properties officeooo:paragraph-rsid="000383ae"/>
    </style:style>
    <style:style style:name="MT1" style:family="text">
      <style:text-properties officeooo:rsid="000383ae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eeting Minutes<text:tab/>v1.<text:span text:style-name="MT1">1</text:span><text:tab/>Final</text:p>
      </style:header>
      <style:footer>
        <text:p text:style-name="MP2"><text:span text:style-name="Default_20_Paragraph_20_Font"><text:span text:style-name="MT2">Aberystwyth University / Computer Science<text:tab/><text:tab/>Page </text:span></text:span><text:span text:style-name="Default_20_Paragraph_20_Font"><text:span text:style-name="MT2"><text:page-number text:select-page="current">1</text:page-number></text:span></text:span><text:span text:style-name="Default_20_Paragraph_20_Font"><text:span text:style-name="MT2">/</text:span></text:span><text:span text:style-name="Default_20_Paragraph_20_Font"><text:span text:style-name="MT2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clan </meta:initial-creator>
    <meta:creation-date>2013-10-25T15:19:09.17</meta:creation-date>
    <dc:date>2014-01-29T12:15:47.155100000</dc:date>
    <meta:editing-duration>PT53M3S</meta:editing-duration>
    <meta:editing-cycles>7</meta:editing-cycles>
    <meta:generator>LibreOffice/4.1.0.4$MacOSX_x86 LibreOffice_project/89ea49ddacd9aa532507cbf852f2bb22b1ace28</meta:generator>
    <meta:document-statistic meta:table-count="0" meta:image-count="0" meta:object-count="0" meta:page-count="1" meta:paragraph-count="27" meta:word-count="161" meta:character-count="1131" meta:non-whitespace-character-count="968"/>
  </office:meta>
</office:document-meta>
</file>